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ospace"/>
    <style:font-face style:name="Lohit Devanagari1" svg:font-family="'Lohit Devanagari'"/>
    <style:font-face style:name="Novacento Sans Wide" svg:font-family="'Novacento Sans Wide', Helvetica, Tahoma, Geneva, Arial, sans-serif"/>
    <style:font-face style:name="Work Sans" svg:font-family="'Work Sans', Helvetica, Tahoma, Genev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0%"/>
    </style:style>
    <style:style style:name="P2" style:family="paragraph" style:parent-style-name="Standard">
      <style:text-properties fo:font-variant="normal" fo:text-transform="none" fo:color="#323232" style:font-name="Work Sans" fo:font-size="12pt" fo:letter-spacing="normal" fo:font-style="normal" fo:font-weight="normal" style:font-name-asian="Work Sans" style:font-size-asian="12pt" style:font-style-asian="normal" style:font-weight-asian="normal" style:font-name-complex="Work Sans" style:font-size-complex="12pt" style:font-style-complex="normal" style:font-weight-complex="normal"/>
    </style:style>
    <style:style style:name="P3" style:family="paragraph" style:parent-style-name="Text_20_body">
      <style:paragraph-properties fo:line-height="110%"/>
    </style:style>
    <style:style style:name="P4" style:family="paragraph" style:parent-style-name="Text_20_body" style:list-style-name="L2">
      <style:paragraph-properties fo:line-height="110%" fo:orphans="2" fo:widows="2"/>
    </style:style>
    <style:style style:name="P5" style:family="paragraph" style:parent-style-name="Text_20_body" style:list-style-name="L1">
      <style:paragraph-properties fo:orphans="2" fo:widows="2"/>
      <style:text-properties fo:font-variant="normal" fo:text-transform="none" fo:color="#323232" style:font-name="Work Sans" fo:font-size="12pt" fo:letter-spacing="normal" fo:font-style="normal" fo:font-weight="normal"/>
    </style:style>
    <style:style style:name="P6" style:family="paragraph" style:parent-style-name="Text_20_body">
      <style:paragraph-properties fo:margin-top="0cm" fo:margin-bottom="0cm" loext:contextual-spacing="false" fo:line-height="110%" fo:orphans="2" fo:widows="2"/>
    </style:style>
    <style:style style:name="P7" style:family="paragraph" style:parent-style-name="Text_20_body" style:list-style-name="L2">
      <style:paragraph-properties fo:margin-top="0cm" fo:margin-bottom="0cm" loext:contextual-spacing="false" fo:line-height="110%" fo:orphans="2" fo:widows="2"/>
    </style:style>
    <style:style style:name="P8" style:family="paragraph" style:parent-style-name="Text_20_body">
      <style:paragraph-properties fo:margin-top="0cm" fo:margin-bottom="0cm" loext:contextual-spacing="false" fo:orphans="2" fo:widows="2"/>
      <style:text-properties fo:font-variant="normal" fo:text-transform="none" fo:color="#323232" style:font-name="Work Sans" fo:font-size="12pt" fo:letter-spacing="normal" fo:font-style="normal" fo:font-weight="normal"/>
    </style:style>
    <style:style style:name="P9" style:family="paragraph" style:parent-style-name="Text_20_body" style:list-style-name="L1">
      <style:paragraph-properties fo:margin-top="0cm" fo:margin-bottom="0cm" loext:contextual-spacing="false" fo:orphans="2" fo:widows="2"/>
      <style:text-properties fo:font-variant="normal" fo:text-transform="none" fo:color="#323232" style:font-name="Work Sans" fo:font-size="12pt" fo:letter-spacing="normal" fo:font-style="normal" fo:font-weight="normal"/>
    </style:style>
    <style:style style:name="P10" style:family="paragraph" style:parent-style-name="Text_20_body">
      <style:paragraph-properties fo:margin-top="0cm" fo:margin-bottom="0cm" loext:contextual-spacing="false" fo:orphans="2" fo:widows="2"/>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23232" style:font-name="Work Sans" fo:font-size="12pt" fo:letter-spacing="normal" fo:font-style="normal" fo:font-weight="normal"/>
    </style:style>
    <style:style style:name="P12" style:family="paragraph" style:parent-style-name="Text_20_body">
      <style:paragraph-properties fo:margin-left="0cm" fo:margin-right="0cm" fo:margin-top="0cm" fo:margin-bottom="0cm" loext:contextual-spacing="false" fo:orphans="2" fo:widows="2" fo:text-indent="0cm" style:auto-text-indent="false"/>
    </style:style>
    <style:style style:name="P13" style:family="paragraph" style:parent-style-name="Horizontal_20_Line">
      <style:paragraph-properties fo:orphans="2" fo:widows="2"/>
    </style:style>
    <style:style style:name="P14"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text-transform="uppercase" fo:color="#222222" style:font-name="Novacento Sans Wide" fo:font-size="12pt" fo:letter-spacing="normal" fo:font-style="normal" fo:font-weight="normal"/>
    </style:style>
    <style:style style:name="P15" style:family="paragraph" style:parent-style-name="Heading_20_2">
      <style:paragraph-properties fo:margin-top="0cm" fo:margin-bottom="0cm" loext:contextual-spacing="false" style:line-height-at-least="1.164cm" fo:orphans="2" fo:widows="2"/>
      <style:text-properties fo:font-variant="normal" fo:text-transform="none" fo:color="#323232" style:font-name="Work Sans" fo:font-size="12pt" fo:letter-spacing="-0.026cm" fo:font-style="normal" fo:font-weight="normal"/>
    </style:style>
    <style:style style:name="P16" style:family="paragraph" style:parent-style-name="Heading_20_2">
      <style:paragraph-properties fo:margin-left="0cm" fo:margin-right="0cm" fo:margin-top="0cm" fo:margin-bottom="0cm" loext:contextual-spacing="false" style:line-height-at-least="1.164cm" fo:orphans="2" fo:widows="2" fo:text-indent="0cm" style:auto-text-indent="false"/>
      <style:text-properties fo:font-variant="normal" fo:text-transform="none" fo:color="#323232" style:font-name="Work Sans" fo:font-size="12pt" fo:letter-spacing="-0.026cm" fo:font-style="normal" fo:font-weight="normal"/>
    </style:style>
    <style:style style:name="P17" style:family="paragraph" style:parent-style-name="Preformatted_20_Text">
      <loext:graphic-properties draw:fill="solid" draw:fill-color="#1d1f21" draw:opacity="100%"/>
      <style:paragraph-properties fo:margin-left="0cm" fo:margin-right="0cm" fo:margin-top="0cm" fo:margin-bottom="0cm" loext:contextual-spacing="false" fo:line-height="114%" fo:orphans="2" fo:widows="2" fo:text-indent="0cm" style:auto-text-indent="false" fo:background-color="#1d1f21" fo:padding="0cm" fo:border="none"/>
    </style:style>
    <style:style style:name="P18" style:family="paragraph" style:parent-style-name="Preformatted_20_Text">
      <loext:graphic-properties draw:fill="solid" draw:fill-color="#1d1f21" draw:opacity="100%"/>
      <style:paragraph-properties fo:margin-top="0cm" fo:margin-bottom="0cm" loext:contextual-spacing="false" fo:line-height="114%" fo:orphans="2" fo:widows="2" fo:background-color="#1d1f21" fo:padding="0cm" fo:border="none"/>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style:text-line-through-style="none" style:text-line-through-type="none" style:text-underline-style="none" style:text-blinking="false" fo:background-color="transparent" loext:char-shading-value="0" loext:padding="0cm" loext:border="none"/>
    </style:style>
    <style:style style:name="T3" style:family="text">
      <style:text-properties loext:padding="0cm" loext:border="none"/>
    </style:style>
    <style:style style:name="T4" style:family="text">
      <style:text-properties fo:font-variant="normal" fo:text-transform="none" fo:color="#323232" style:font-name="Work Sans" fo:font-size="12pt" fo:letter-spacing="normal" fo:font-style="normal" fo:font-weight="normal"/>
    </style:style>
    <style:style style:name="T5" style:family="text">
      <style:text-properties fo:font-variant="normal" fo:text-transform="none" fo:color="#323232" style:text-line-through-style="none" style:text-line-through-type="none" style:font-name="Work Sans" fo:font-size="12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5e5e5e" style:font-name="Consolas" fo:font-size="10.5pt" fo:letter-spacing="normal" fo:font-style="normal" fo:font-weight="normal" fo:background-color="#fff7dd" loext:char-shading-value="0" loext:padding-left="0.053cm" loext:padding-right="0.053cm" loext:padding-top="0.049cm" loext:padding-bottom="0.049cm" loext:border="0.06pt solid #fbf0cb"/>
    </style:style>
    <style:style style:name="T7" style:family="text">
      <style:text-properties fo:font-variant="normal" fo:text-transform="none" fo:color="#b294bb" style:font-name="Consolas" fo:font-size="11.25pt" fo:letter-spacing="normal" fo:font-style="normal" fo:font-weight="normal" fo:background-color="#1d1f21" loext:char-shading-value="0" loext:padding="0cm" loext:border="none"/>
    </style:style>
    <style:style style:name="T8" style:family="text">
      <style:text-properties fo:font-variant="normal" fo:text-transform="none" fo:color="#c5c8c6" style:font-name="Consolas" fo:font-size="11.25pt" fo:letter-spacing="normal" fo:font-style="normal" fo:font-weight="normal" fo:background-color="#1d1f21" loext:char-shading-value="0" loext:padding="0cm" loext:border="none"/>
    </style:style>
    <style:style style:name="T9" style:family="text">
      <style:text-properties fo:font-variant="normal" fo:text-transform="none" fo:color="#c5c8c6" style:font-name="Consolas" fo:font-size="11.25pt" fo:letter-spacing="normal" fo:font-style="normal" fo:font-weight="bold" fo:background-color="#1d1f21" loext:char-shading-value="0" loext:padding="0cm" loext:border="none"/>
    </style:style>
    <style:style style:name="T10" style:family="text">
      <style:text-properties fo:font-variant="normal" fo:text-transform="none" fo:color="#c5c8c6" style:font-name="Consolas" fo:font-size="11.25pt" fo:letter-spacing="normal" fo:font-style="italic" fo:font-weight="normal" fo:background-color="#1d1f21" loext:char-shading-value="0" loext:padding="0cm" loext:border="none"/>
    </style:style>
    <style:style style:name="T11" style:family="text">
      <style:text-properties fo:font-variant="normal" fo:text-transform="none" fo:color="#c5c8c6" fo:letter-spacing="normal" fo:background-color="#1d1f21" loext:char-shading-value="0" loext:padding="0cm" loext:border="none"/>
    </style:style>
    <style:style style:name="T12" style:family="text">
      <style:text-properties fo:font-variant="normal" fo:text-transform="none" fo:color="#707880" style:font-name="Consolas" fo:font-size="11.25pt" fo:letter-spacing="normal" fo:font-style="normal" fo:font-weight="normal" fo:background-color="#1d1f21" loext:char-shading-value="0" loext:padding="0cm" loext:border="none"/>
    </style:style>
    <style:style style:name="T13" style:family="text">
      <style:text-properties fo:font-variant="normal" fo:text-transform="none" fo:color="#707880" fo:letter-spacing="normal" fo:background-color="#1d1f21" loext:char-shading-value="0" loext:padding="0cm" loext:border="none"/>
    </style:style>
    <style:style style:name="T14" style:family="text">
      <style:text-properties fo:font-variant="normal" fo:text-transform="none" fo:color="#81a2be" style:font-name="Consolas" fo:font-size="11.25pt" fo:letter-spacing="normal" fo:font-style="normal" fo:font-weight="normal" fo:background-color="#1d1f21" loext:char-shading-value="0" loext:padding="0cm" loext:border="none"/>
    </style:style>
    <style:style style:name="T15" style:family="text">
      <style:text-properties fo:font-variant="normal" fo:text-transform="none" fo:color="#cc6666" style:font-name="Consolas" fo:font-size="11.25pt" fo:letter-spacing="normal" fo:font-style="normal" fo:font-weight="normal" fo:background-color="#1d1f21" loext:char-shading-value="0" loext:padding="0cm" loext:border="non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6f6f6"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top-bar-sticky-wrapper">
        <text:section text:style-name="Sect2" text:name="top-bar">
          <text:p text:style-name="Standard"/>
          <text:section text:style-name="Sect1" text:name="top-github-link">
            <text:p text:style-name="P1"><text:a xlink:type="simple" xlink:href="https://github.com/Umuzi-org/tech-departmentprojects/basic-flow-control-katas/_index.md" office:target-frame-name="blank" xlink:show="replace" text:style-name="Internet_20_link" text:visited-style-name="Visited_20_Internet_20_Link"><text:span text:style-name="T1"> </text:span></text:a><text:bookmark text:name="top-github-link-text"/><text:a xlink:type="simple" xlink:href="https://github.com/Umuzi-org/tech-departmentprojects/basic-flow-control-katas/_index.md" office:target-frame-name="blank" xlink:show="replace" text:style-name="Internet_20_link" text:visited-style-name="Visited_20_Internet_20_Link"><text:span text:style-name="T1">Edit this page</text:span></text:a></text:p>
          </text:section>
          <text:p text:style-name="P2"><draw:frame draw:style-name="fr1" draw:name="breadcrumbs" text:anchor-type="paragraph" svg:width="16.669cm" draw:z-index="0"><draw:text-box fo:min-height="0.041cm"><text:p text:style-name="P3"><text:bookmark text:name="toc-menu"/> <text:a xlink:type="simple" xlink:href="https://umuzi-org.github.io/tech-department/" text:style-name="Internet_20_link" text:visited-style-name="Visited_20_Internet_20_Link"><text:span text:style-name="T2">Umuzi Tech Department</text:span></text:a><text:span text:style-name="T3"> &gt; </text:span><text:a xlink:type="simple" xlink:href="https://umuzi-org.github.io/tech-department/projects/" text:style-name="Internet_20_link" text:visited-style-name="Visited_20_Internet_20_Link"><text:span text:style-name="T2">Projects</text:span></text:a><text:span text:style-name="T3"> &gt; Level 1 programming katas</text:span></text:p></draw:text-box></draw:frame></text:p>
        </text:section>
      </text:section>
      <text:section text:style-name="Sect1" text:name="body-inner">
        <text:h text:style-name="P14" text:outline-level="1">LEVEL 1 PROGRAMMING KATAS</text:h>
        <text:p text:style-name="P13"/>
        <text:p text:style-name="P6"><text:span text:style-name="T4">To submit this project follow the link below:<text:line-break/></text:span><text:a xlink:type="simple" xlink:href="https://docs.google.com/forms/d/e/1FAIpQLSfzgQRyS-duv3CSOtaTRv77U1ryLYb9l4uPkECktDe2nybpYQ/viewform?usp=pp_url&amp;entry.152431284=projects%2Fbasic-flow-control-katas%2F" text:style-name="Internet_20_link" text:visited-style-name="Visited_20_Internet_20_Link"><text:span text:style-name="T5">PROJECT SUBMISSION FORM</text:span></text:a><text:span text:style-name="T4"><text:line-break/>If you follow a different link or do your own thing you will have to resubmit.</text:span></text:p>
        <text:p text:style-name="P13"/>
        <text:p text:style-name="P8">These Exercises are here to help you test out and demonstrate your knowledge of tthe basic flow control mechanisms and syntax for your language. These Exercises are relevent whether you are doing Java, JavaScrupt, Python, Kotlin or any other modern language.</text:p>
        <text:p text:style-name="P8">Please follow best practices when doing this work!</text:p>
        <text:list xml:id="list62693756" text:style-name="L1">
          <text:list-item>
            <text:p text:style-name="P9">Use git: push your code every day. Maybe even a few times every day. If you don’t back up your work and something terrible happens to your computer then you will not be granted an extension. Make sure your commit messages make sense</text:p>
          </text:list-item>
          <text:list-item>
            <text:p text:style-name="P5">Be careful about how you name your functions and variables. Be consistent. Be clear. Call it what it is. Any fool can write code that a machine can understand, professionals write code that people understand.</text:p>
          </text:list-item>
        </text:list>
        <text:h text:style-name="P15" text:outline-level="2"><text:bookmark text:name="note"/>Note</text:h>
        <text:p text:style-name="P10"><text:span text:style-name="T4">The Exercises below are meant to be language-agnostic. If we use the word </text:span><text:span text:style-name="Source_20_Text"><text:span text:style-name="T6">print</text:span></text:span><text:span text:style-name="T4"> in an Exercise description then we mean output it to the terminal/console/stdout. We dont mean print to a printer, and we dont want a gui. These Exercises just spit out some text.</text:span></text:p>
        <text:h text:style-name="P15" text:outline-level="2"><text:bookmark text:name="excercise-hello"/>Excercise: Hello</text:h>
        <text:p text:style-name="P10"><text:span text:style-name="T4">Write a function named </text:span><text:span text:style-name="Source_20_Text"><text:span text:style-name="T6">hello</text:span></text:span><text:span text:style-name="T4">, it needs to take in a string as an argument. The function should work like this:</text:span></text:p>
        <text:p text:style-name="P12"><text:span text:style-name="T4">eg: </text:span><text:span text:style-name="Source_20_Text"><text:span text:style-name="T6">hello("Tshepo")</text:span></text:span><text:span text:style-name="T4"> should output</text:span></text:p>
        <text:p text:style-name="P17"><text:span text:style-name="Source_20_Text"><text:span text:style-name="T7">Hello</text:span></text:span><text:span text:style-name="Source_20_Text"><text:span text:style-name="T8"> Tshepo!</text:span></text:span></text:p>
        <text:h text:style-name="P16" text:outline-level="2"><text:bookmark text:name="exercise-check-if-a-number-is-even"/>Exercise: check if a number is even</text:h>
        <text:p text:style-name="P12"><text:span text:style-name="T4">Write a function named </text:span><text:span text:style-name="Source_20_Text"><text:span text:style-name="T6">even_or_odd</text:span></text:span><text:span text:style-name="T4"> or </text:span><text:span text:style-name="Source_20_Text"><text:span text:style-name="T6">evenOrOdd</text:span></text:span><text:span text:style-name="T4">. Your function should take an integer and print in the work “even” or “odd”</text:span></text:p>
        <text:p text:style-name="P8">Please be careful what name you choose to use. Different programming languages have different conventions.</text:p>
        <text:p text:style-name="P8">eg, if the input is 3 then the output is “odd”. If the input is 4 then the output is “even”</text:p>
        <text:h text:style-name="P15" text:outline-level="2"><text:bookmark text:name="exercise-draw-a-square"/><text:soft-page-break/>Exercise: Draw a square</text:h>
        <text:p text:style-name="P12"><text:span text:style-name="T4">Write a function, name it </text:span><text:span text:style-name="Source_20_Text"><text:span text:style-name="T6">square</text:span></text:span><text:span text:style-name="T4">. It takes in an integer and then prints out a square using the hash character.</text:span></text:p>
        <text:p text:style-name="P12"><text:span text:style-name="T4">eg </text:span><text:span text:style-name="Source_20_Text"><text:span text:style-name="T6">square(2)</text:span></text:span><text:span text:style-name="T4"> should output</text:span></text:p>
        <text:p text:style-name="P17"><text:span text:style-name="Source_20_Text"><text:span text:style-name="T12">##</text:span></text:span></text:p>
        <text:p text:style-name="P18"><text:span text:style-name="Source_20_Text"><text:span text:style-name="T12">##</text:span></text:span></text:p>
        <text:p text:style-name="P12"><text:span text:style-name="T4">eg </text:span><text:span text:style-name="Source_20_Text"><text:span text:style-name="T6">square(4)</text:span></text:span><text:span text:style-name="T4"> should output</text:span></text:p>
        <text:p text:style-name="P17"><text:span text:style-name="Source_20_Text"><text:span text:style-name="T12">####</text:span></text:span></text:p>
        <text:p text:style-name="P18"><text:span text:style-name="Source_20_Text"><text:span text:style-name="T12">####</text:span></text:span></text:p>
        <text:p text:style-name="P18"><text:span text:style-name="Source_20_Text"><text:span text:style-name="T12">####</text:span></text:span></text:p>
        <text:p text:style-name="P18"><text:span text:style-name="Source_20_Text"><text:span text:style-name="T12">####</text:span></text:span></text:p>
        <text:h text:style-name="P16" text:outline-level="2"><text:bookmark text:name="exercise-draw-a-right-handed-triangle"/>Exercise: Draw a right handed triangle</text:h>
        <text:p text:style-name="P12"><text:span text:style-name="T4">eg </text:span><text:span text:style-name="Source_20_Text"><text:span text:style-name="T6">triangle(2)</text:span></text:span><text:span text:style-name="T4"> should output</text:span></text:p>
        <text:p text:style-name="P17"><text:span text:style-name="Source_20_Text"><text:span text:style-name="T12">#</text:span></text:span></text:p>
        <text:p text:style-name="P18"><text:span text:style-name="Source_20_Text"><text:span text:style-name="T12">##</text:span></text:span></text:p>
        <text:p text:style-name="P12"><text:span text:style-name="T4">eg </text:span><text:span text:style-name="Source_20_Text"><text:span text:style-name="T6">triangle(4)</text:span></text:span><text:span text:style-name="T4"> should output</text:span></text:p>
        <text:p text:style-name="P17"><text:span text:style-name="Source_20_Text"><text:span text:style-name="T12">#</text:span></text:span></text:p>
        <text:p text:style-name="P18"><text:span text:style-name="Source_20_Text"><text:span text:style-name="T12">##</text:span></text:span></text:p>
        <text:p text:style-name="P18"><text:span text:style-name="Source_20_Text"><text:span text:style-name="T12">###</text:span></text:span></text:p>
        <text:p text:style-name="P18"><text:span text:style-name="Source_20_Text"><text:span text:style-name="T12">####</text:span></text:span></text:p>
        <text:h text:style-name="P16" text:outline-level="2"><text:bookmark text:name="exercise-draw-an-isosceles-triangle"/>Exercise: Draw an isosceles triangle</text:h>
        <text:p text:style-name="P12"><text:span text:style-name="T4">eg </text:span><text:span text:style-name="Source_20_Text"><text:span text:style-name="T6">isosceles(2)</text:span></text:span><text:span text:style-name="T4"> should output</text:span></text:p>
        <text:p text:style-name="P17"><text:span text:style-name="Source_20_Text"><text:span text:style-name="T11"><text:s/></text:span></text:span><text:span text:style-name="Source_20_Text"><text:span text:style-name="T12">#</text:span></text:span></text:p>
        <text:p text:style-name="P18"><text:span text:style-name="Source_20_Text"><text:span text:style-name="T12">###</text:span></text:span></text:p>
        <text:p text:style-name="P12"><text:span text:style-name="T4">eg </text:span><text:span text:style-name="Source_20_Text"><text:span text:style-name="T6">isosceles(4)</text:span></text:span><text:span text:style-name="T4"> should output</text:span></text:p>
        <text:p text:style-name="P17"><text:span text:style-name="Source_20_Text"><text:span text:style-name="T11"><text:s text:c="3"/></text:span></text:span><text:span text:style-name="Source_20_Text"><text:span text:style-name="T12">#</text:span></text:span></text:p>
        <text:p text:style-name="P18"><text:span text:style-name="Source_20_Text"><text:span text:style-name="T11"><text:s text:c="2"/></text:span></text:span><text:span text:style-name="Source_20_Text"><text:span text:style-name="T12">###</text:span></text:span></text:p>
        <text:p text:style-name="P18"><text:span text:style-name="Source_20_Text"><text:span text:style-name="T13"><text:s/></text:span></text:span><text:span text:style-name="Source_20_Text"><text:span text:style-name="T12">#####</text:span></text:span></text:p>
        <text:p text:style-name="P18"><text:span text:style-name="Source_20_Text"><text:span text:style-name="T12">#######</text:span></text:span></text:p>
        <text:h text:style-name="P16" text:outline-level="2"><text:bookmark text:name="find-the-longest-string"/>find the longest string</text:h>
        <text:p text:style-name="P8">Write a function that takes in an arra/list of strings and then prints out the longest one</text:p>
        <text:p text:style-name="P12"><text:span text:style-name="T4">eg: </text:span><text:span text:style-name="Source_20_Text"><text:span text:style-name="T6">longest(["the","quick","brown", "fox", "ate", "my", "chickens"])</text:span></text:span></text:p>
        <text:p text:style-name="P8">should output</text:p>
        <text:p text:style-name="P17"><text:span text:style-name="Source_20_Text"><text:span text:style-name="T7">chickens</text:span></text:span></text:p>
        <text:p text:style-name="P11">If there are multiple longest strings then print them all.</text:p>
        <text:p text:style-name="P8">eg:</text:p>
        <text:p text:style-name="P12"><text:span text:style-name="Source_20_Text"><text:span text:style-name="T6">longest(["once", "upon", "a" "time"])</text:span></text:span></text:p>
        <text:p text:style-name="P8">should output</text:p>
        <text:p text:style-name="P17"><text:span text:style-name="Source_20_Text"><text:span text:style-name="T8">once</text:span></text:span></text:p>
        <text:p text:style-name="P18"><text:span text:style-name="Source_20_Text"><text:span text:style-name="T8">upon</text:span></text:span></text:p>
        <text:p text:style-name="P18"><text:soft-page-break/><text:span text:style-name="Source_20_Text"><text:span text:style-name="T14">time</text:span></text:span></text:p>
        <text:h text:style-name="P16" text:outline-level="2"><text:bookmark text:name="combine-two-lists-arrays"/>combine two lists/arrays</text:h>
        <text:p text:style-name="P8">Write a function that combines two lists by alternatingly taking elements and prints the result</text:p>
        <text:p text:style-name="P12"><text:span text:style-name="T4">eg </text:span><text:span text:style-name="Source_20_Text"><text:span text:style-name="T6">combine([11,22,33], [1,2,3])</text:span></text:span><text:span text:style-name="T4"> should output</text:span></text:p>
        <text:p text:style-name="P17"><text:span text:style-name="Source_20_Text"><text:span text:style-name="T11"><text:s/></text:span></text:span><text:span text:style-name="Source_20_Text"><text:span text:style-name="T8">[</text:span></text:span><text:span text:style-name="Source_20_Text"><text:span text:style-name="T15">11</text:span></text:span><text:span text:style-name="Source_20_Text"><text:span text:style-name="T8">,</text:span></text:span><text:span text:style-name="Source_20_Text"><text:span text:style-name="T15">1</text:span></text:span><text:span text:style-name="Source_20_Text"><text:span text:style-name="T8">,</text:span></text:span><text:span text:style-name="Source_20_Text"><text:span text:style-name="T15">22</text:span></text:span><text:span text:style-name="Source_20_Text"><text:span text:style-name="T8">,</text:span></text:span><text:span text:style-name="Source_20_Text"><text:span text:style-name="T15">2</text:span></text:span><text:span text:style-name="Source_20_Text"><text:span text:style-name="T8">,</text:span></text:span><text:span text:style-name="Source_20_Text"><text:span text:style-name="T15">33</text:span></text:span><text:span text:style-name="Source_20_Text"><text:span text:style-name="T8">,</text:span></text:span><text:span text:style-name="Source_20_Text"><text:span text:style-name="T15">3</text:span></text:span><text:span text:style-name="Source_20_Text"><text:span text:style-name="T8">]</text:span></text:span></text:p>
        <text:h text:style-name="P16" text:outline-level="2"><text:bookmark text:name="frame-some-text"/>Frame some text</text:h>
        <text:p text:style-name="P8">Write a function that takes a list of strings an prints them, one per line, in a rectangular frame.</text:p>
        <text:p text:style-name="P12"><text:span text:style-name="T4">eg: </text:span><text:span text:style-name="Source_20_Text"><text:span text:style-name="T6">frame(["Write","good","code","every","day"])</text:span></text:span><text:span text:style-name="T4"> gets printed as:</text:span></text:p>
        <text:p text:style-name="P17"><text:span text:style-name="Source_20_Text"><text:span text:style-name="T9">*****</text:span></text:span><text:span text:style-name="Source_20_Text"><text:span text:style-name="T10">***</text:span></text:span><text:span text:style-name="Source_20_Text"><text:span text:style-name="T8">*</text:span></text:span></text:p>
        <text:p text:style-name="P18"><text:span text:style-name="Source_20_Text"><text:span text:style-name="T14">* </text:span></text:span><text:span text:style-name="Source_20_Text"><text:span text:style-name="T8">Write *</text:span></text:span></text:p>
        <text:p text:style-name="P18"><text:span text:style-name="Source_20_Text"><text:span text:style-name="T14">* </text:span></text:span><text:span text:style-name="Source_20_Text"><text:span text:style-name="T8">good <text:s/>*</text:span></text:span></text:p>
        <text:p text:style-name="P18"><text:span text:style-name="Source_20_Text"><text:span text:style-name="T14">* </text:span></text:span><text:span text:style-name="Source_20_Text"><text:span text:style-name="T8">code <text:s/>*</text:span></text:span></text:p>
        <text:p text:style-name="P18"><text:span text:style-name="Source_20_Text"><text:span text:style-name="T14">* </text:span></text:span><text:span text:style-name="Source_20_Text"><text:span text:style-name="T8">every *</text:span></text:span></text:p>
        <text:p text:style-name="P18"><text:span text:style-name="Source_20_Text"><text:span text:style-name="T14">* </text:span></text:span><text:span text:style-name="Source_20_Text"><text:span text:style-name="T8">day <text:s text:c="2"/>*</text:span></text:span></text:p>
        <text:p text:style-name="P18"><text:span text:style-name="Source_20_Text"><text:span text:style-name="T9">*****</text:span></text:span><text:span text:style-name="Source_20_Text"><text:span text:style-name="T10">***</text:span></text:span><text:span text:style-name="Source_20_Text"><text:span text:style-name="T8">*</text:span></text:span></text:p>
        <text:h text:style-name="P16" text:outline-level="2"><text:bookmark text:name="next-steps"/>Next Steps</text:h>
        <text:p text:style-name="P8">Well done for getting this far! These excercises practiced some really fundamental skills. You should be familiar with some loops, if statements, comparisons, and the syntax of functions. But even though we have hit the end of this project there is a LOT left for you to learn and practice.</text:p>
        <text:p text:style-name="P8">Make sure you really understand all the code you wrote here. You can’t build a house without a foundation. You need a solid foundational skills so you can be a pro!</text:p>
        <text:p text:style-name="P8">So keep practicing. Practice in your free time, practice if you are ahread of schedule with one of your projects, practice if you need a break from another task. Push yourself and be awesome! You can even practice with a pen and paper if you don’t have access to a computer at home.</text:p>
        <text:p text:style-name="P8">Remember that you are here to become a professional! Professionals take ownership of their own learning and skills, and professionals help the people around them to become successful.</text:p>
        <text:p text:style-name="P8">Here are some resources you can use to continue this journey:</text:p>
        <text:list xml:id="list1475356358" text:style-name="L2">
          <text:list-item>
            <text:p text:style-name="P7"><text:a xlink:type="simple" xlink:href="https://adriann.github.io/programming_problems.html" text:style-name="Internet_20_link" text:visited-style-name="Visited_20_Internet_20_Link"><text:span text:style-name="T5">https://adriann.github.io/programming_problems.html</text:span></text:a><text:span text:style-name="T4"> : this has lots of cool little excercises. They’re mostly pretty small, you could do a few every day if you wanted to. Even one per day would be a winner</text:span></text:p>
          </text:list-item>
          <text:list-item>
            <text:p text:style-name="P4"><text:a xlink:type="simple" xlink:href="https://www.codewars.com/" text:style-name="Internet_20_link" text:visited-style-name="Visited_20_Internet_20_Link"><text:span text:style-name="T5">https://www.codewars.com:</text:span></text:a><text:span text:style-name="T4"> you should know about this already, it’t legit!</text:span></text:p>
          </text:list-item>
        </text:list>
        <text:p text:style-name="P8">Have fun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ospace"/>
    <style:font-face style:name="Lohit Devanagari1" svg:font-family="'Lohit Devanagari'"/>
    <style:font-face style:name="Novacento Sans Wide" svg:font-family="'Novacento Sans Wide', Helvetica, Tahoma, Geneva, Arial, sans-serif"/>
    <style:font-face style:name="Work Sans" svg:font-family="'Work Sans', Helvetica, Tahoma, Genev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17:37:29.730614805</meta:creation-date>
    <dc:date>2019-11-11T17:38:30.249098176</dc:date>
    <meta:editing-duration>PT1M1S</meta:editing-duration>
    <meta:editing-cycles>1</meta:editing-cycles>
    <meta:document-statistic meta:table-count="0" meta:image-count="0" meta:object-count="0" meta:page-count="3" meta:paragraph-count="81" meta:word-count="730" meta:character-count="4252" meta:non-whitespace-character-count="3593"/>
    <meta:generator>LibreOffice/6.0.7.3$Linux_X86_64 LibreOffice_project/00m0$Build-3</meta:generator>
  </office:meta>
</office:document-meta>
</file>